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D5B0000178E00000D6E2D32AA8A.svg"/>
  <manifest:file-entry manifest:media-type="image/jpeg" manifest:full-path="Pictures/100000000000062F00000B8F0AD5DE6B.jpg"/>
  <manifest:file-entry manifest:media-type="image/png" manifest:full-path="Pictures/10000201000000E400000082B721C1FD.png"/>
  <manifest:file-entry manifest:media-type="image/jpeg" manifest:full-path="Pictures/10000000000004B000000323FF50A53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1" text:anchor-type="paragraph" svg:width="6.8339in" svg:height="3.0984in" draw:z-index="0"><draw:image xlink:href="Pictures/10000000000004B000000323FF50A530.jpg" xlink:type="simple" xlink:show="embed" xlink:actuate="onLoad"/></draw:frame><draw:frame draw:style-name="fr3" draw:name="graphics2" text:anchor-type="paragraph" svg:x="3.3339in" svg:y="3.7673in" svg:width="2.3945in" svg:height="4.3311in" draw:z-index="1"><draw:image xlink:href="Pictures/100000000000062F00000B8F0AD5DE6B.jpg" xlink:type="simple" xlink:show="embed" xlink:actuate="onLoad"/></draw:frame><draw:frame draw:style-name="fr1" draw:name="Frame1" text:anchor-type="paragraph" svg:x="1.4957in" svg:y="3.7673in" svg:width="1.839in" draw:z-index="2"><draw:text-box fo:min-height="4.3835in"><text:p text:style-name="Illustration"><draw:frame draw:style-name="fr4" draw:name="graphics3" text:anchor-type="paragraph" svg:width="1.839in" svg:height="4.3835in" style:rel-height="scale" draw:z-index="3"><draw:image xlink:href="Pictures/10000201000000E400000082B721C1FD.png" xlink:type="simple" xlink:show="embed" xlink:actuate="onLoad"/><draw:image xlink:href="Pictures/10001D5B0000178E00000D6E2D32AA8A.svg" xlink:type="simple" xlink:show="embed" xlink:actuate="onLoad"/></draw:frame>Illustration <text:sequence text:ref-name="refIllustration0" text:name="Illustration" text:formula="ooow:Illustration+1" style:num-format="1">1</text:sequence>: Scarfs &amp; Shall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mand Bosse</meta:initial-creator>
    <meta:creation-date>2018-04-25T20:00:10.55</meta:creation-date>
    <meta:document-statistic meta:table-count="0" meta:image-count="3" meta:object-count="0" meta:page-count="1" meta:paragraph-count="1" meta:word-count="5" meta:character-count="31"/>
    <dc:date>2018-04-25T22:09:44.14</dc:date>
    <dc:creator>Normand Bosse</dc:creator>
    <meta:editing-duration>PT9M11S</meta:editing-duration>
    <meta:editing-cycles>1</meta:editing-cycles>
    <meta:generator>OpenOffice/4.1.3$Win32 OpenOffice.org_project/413m1$Build-9783</meta:generator>
  </office:meta>
</office:document-meta>
</file>